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86447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Б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ІД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Зыходны код</text:span></text:p><text:p text:style-name="P4"><text:span text:style-name="T7">класа Interfa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class Interface:</text:p>
      <text:p text:style-name="P1"><text:s text:c="4"/>def __init__(self, name, txload):</text:p>
      <text:p text:style-name="P1"><text:s text:c="8"/>self.name = name</text:p>
      <text:p text:style-name="P1"><text:s text:c="8"/>self.txload = txload</text:p>
      <text:p text:style-name="P1"/>
      <text:p text:style-name="P1"><text:s text:c="4"/>def get_name(self):</text:p>
      <text:p text:style-name="P1"><text:s text:c="8"/>return self.name</text:p>
      <text:p text:style-name="P1"/>
      <text:p text:style-name="P1"><text:s text:c="4"/>def get_txload(self):</text:p>
      <text:p text:style-name="P1"><text:s text:c="8"/>return self.txload</text:p>
      <text:p text:style-name="P1"/>
      <text:p text:style-name="P1"><text:s text:c="4"/>def set_txload(self, txload):</text:p>
      <text:p text:style-name="P1"><text:s text:c="8"/>self.txload = tx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4</meta:editing-cycles>
    <meta:creation-date>2020-05-29T13:01:00</meta:creation-date>
    <dc:date>2020-06-07T18:52:36.024053362</dc:date>
    <meta:editing-duration>PT1H40M56S</meta:editing-duration>
    <meta:generator>LibreOffice/6.1.5.2$Linux_X86_64 LibreOffice_project/10$Build-2</meta:generator>
    <meta:document-statistic meta:table-count="0" meta:image-count="0" meta:object-count="0" meta:page-count="1" meta:paragraph-count="11" meta:word-count="28" meta:character-count="273" meta:non-whitespace-character-count="2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